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North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4969">
            <text:p>41.4969</text:p>
          </table:table-cell>
          <table:table-cell table:formula="of:=[.B2]+[.C2]/60+[.D2]/3600" office:value-type="float" office:value="42.6781935833333">
            <text:p>42.67819358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9372">
            <text:p>43.49372</text:p>
          </table:table-cell>
          <table:table-cell table:formula="of:=-([.F2]+[.G2]/60+[.H2]/3600)" office:value-type="float" office:value="-83.1954149222222">
            <text:p>-83.1954149222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0.52972">
            <text:p>40.52972</text:p>
          </table:table-cell>
          <table:table-cell table:formula="of:=[.B3]+[.C3]/60+[.D3]/3600" office:value-type="float" office:value="42.6779249222222">
            <text:p>42.6779249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31318">
            <text:p>43.31318</text:p>
          </table:table-cell>
          <table:table-cell table:formula="of:=-([.F3]+[.G3]/60+[.H3]/3600)" office:value-type="float" office:value="-83.1953647722222">
            <text:p>-83.195364772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2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5T23:27:05</meta:creation-date>
    <meta:editing-duration>PT8H11M33S</meta:editing-duration>
    <meta:editing-cycles>4</meta:editing-cycles>
    <meta:generator>LibreOffice/3.4$Unix LibreOffice_project/340m1$Build-402</meta:generator>
    <dc:date>2012-05-11T12:05:48</dc:date>
    <dc:creator>Jomegatron </dc:creator>
    <meta:document-statistic meta:table-count="3" meta:cell-count="21" meta:object-count="0"/>
  </office:meta>
</office:document-meta>
</file>